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6.198cm" table:align="left"/>
    </style:style>
    <style:style style:name="Tabela1.A" style:family="table-column">
      <style:table-column-properties style:column-width="6.198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b80d" officeooo:paragraph-rsid="0013b80d"/>
    </style:style>
    <style:style style:name="P2" style:family="paragraph" style:parent-style-name="Standard">
      <style:paragraph-properties fo:text-align="start" style:justify-single-word="false"/>
      <style:text-properties officeooo:rsid="0013b80d" officeooo:paragraph-rsid="0013b80d"/>
    </style:style>
    <style:style style:name="P3" style:family="paragraph" style:parent-style-name="Table_20_Contents">
      <style:paragraph-properties fo:text-align="start" style:justify-single-word="false"/>
      <style:text-properties officeooo:rsid="0013b80d" officeooo:paragraph-rsid="0013b80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b80d" officeooo:paragraph-rsid="0013b80d" style:font-weight-asian="bold" style:font-weight-complex="bold"/>
    </style:style>
    <style:style style:name="T1" style:family="text">
      <style:text-properties officeooo:rsid="00154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 <text:span text:style-name="T1">Método Con</text:span>strutor</text:p>
      <text:p text:style-name="P1"/>
      <text:p text:style-name="P1"/>
      <text:p text:style-name="P2">Faça uma classe conforme o diagrama UML abaixo. Faça um programa para testar sua classe.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">Bhaskara</text:p>
          </table:table-cell>
        </table:table-row>
        <table:table-row>
          <table:table-cell table:style-name="Tabela1.A2" office:value-type="string">
            <text:p text:style-name="P3">int a;</text:p>
            <text:p text:style-name="P3">int b;</text:p>
            <text:p text:style-name="P3">int c;</text:p>
          </table:table-cell>
        </table:table-row>
        <table:table-row>
          <table:table-cell table:style-name="Tabela1.A2" office:value-type="string">
            <text:p text:style-name="P3">Bhaskara (int a, int b, int c)</text:p>
            <text:p text:style-name="P3">imprimeRaizes (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3:34:50.937064535</meta:creation-date>
    <dc:date>2017-04-04T23:41:17.804497811</dc:date>
    <meta:editing-duration>PT6M27S</meta:editing-duration>
    <meta:editing-cycles>2</meta:editing-cycles>
    <meta:generator>LibreOffice/5.2.2.2$Linux_X86_64 LibreOffice_project/20m0$Build-2</meta:generator>
    <meta:document-statistic meta:table-count="1" meta:image-count="0" meta:object-count="0" meta:page-count="1" meta:paragraph-count="8" meta:word-count="34" meta:character-count="187" meta:non-whitespace-character-count="161"/>
  </office:meta>
</office:document-meta>
</file>